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.70393960851074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.68748494238369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.72993751622088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24537328731545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.7136970800105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.71865694939950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.71125745063130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.69135975221781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.6820527895219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.67885700533813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.67811379437474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.0" office:value-type="float"/>
          <table:table-cell office:value="0.0" office:value-type="float"/>
          <table:table-cell office:value="0.60411262404695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.0" office:value-type="float"/>
          <table:table-cell office:value="0.70804529466546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.72688407148852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.71323445497161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.64980302776267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.73717330042788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.68339106569931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.73170902582405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.7086266780486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.6910463914487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.70206985025943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.0" office:value-type="float"/>
          <table:table-cell office:value="0.5871963133009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.0" office:value-type="float"/>
          <table:table-cell office:value="0.18664975950491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.70966305338808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.0" office:value-type="float"/>
          <table:table-cell office:value="0.63665639301498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.72544152108325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.69671561974051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.0" office:value-type="float"/>
          <table:table-cell office:value="0.5" office:value-type="float"/>
          <table:table-cell office:value="0.71715190572951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.69356235430912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.71056139824965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.66088092262195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.0" office:value-type="float"/>
          <table:table-cell office:value="0.0" office:value-type="float"/>
          <table:table-cell office:value="0.68661505966920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.69951181861601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.70649164351413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.72644977398258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.73378395665259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.0" office:value-type="float"/>
          <table:table-cell office:value="0.63573335161984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.67875502459204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.70969923015446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.71400977530034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.72061031858244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.6484861099616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.73449567387356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.68223033499912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.66842196155040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.70716211567398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.69771611280057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.69987280355460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.71026133000099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.65498973849931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.69348980775373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.69176585129708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.73033940532881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.71830172315834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.2289762595580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.70711141317265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.73213119085375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231881326221787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.68298019570758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.72285010959802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.69363903820947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.7101684536605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.72294447729503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.687574815692486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.68446839269135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.68323506421322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.74405717353243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.6913809855782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.64813319406417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.71557029951001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.67705824235084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1694961612868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.65693541250649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.7026089457545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.241486134700191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.74271361869302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.74723647936573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.68957370843048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.7254859630891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.74255595586996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.71045313721146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.68439776091411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.67841928879899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.73520144247411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.0" office:value-type="float"/>
          <table:table-cell office:value="0.0" office:value-type="float"/>
          <table:table-cell office:value="0.67622826917171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.68232054574673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.68219957052827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.69988010071685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.70686162214525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151242115122699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.67678304097942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.67764726305774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.73080306519908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.7293287240821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.72792462209206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.70239590080521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.0" office:value-type="float"/>
          <table:table-cell office:value="0.67726900871151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.72409018485949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.70143134326742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.70603487646102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.69419362982728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.71193253961472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.710639206198347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.7360199801958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.67577376405930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.69929587308120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.74048883940924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.0" office:value-type="float"/>
          <table:table-cell office:value="0.5" office:value-type="float"/>
          <table:table-cell office:value="0.73483805367658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.72403158241407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.68216088249302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.71073589769424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.72871648730207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.69174812299912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.66107059324970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.70248469811103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.70358927150833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.704737120762914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237138617372818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.71143916200845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.72526244810397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171686714152701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.68415498278968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.70238556569766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.70187224903452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.69643685371063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.69682431446282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.0" office:value-type="float"/>
          <table:table-cell office:value="0.12417862806338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.214741798368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.70687310266962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.68919138490952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.69118415632384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.7287921422100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.70384770062382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.71985473704604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.68727293602812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.7005251936750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.73938832837489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.71068705655220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.6687443172914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.68872036262919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.69884000952869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.71055356426788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.205973342000292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.67553776962798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.697917030891380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.0" office:value-type="float"/>
          <table:table-cell office:value="0.68734511536053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.70791673286144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.0" office:value-type="float"/>
          <table:table-cell office:value="0.5" office:value-type="float"/>
          <table:table-cell office:value="0.74945961290691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.70512758272275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.693332169953730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16543559249896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.735607962114043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.68936259490609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.72957814794738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22792027726989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.68890289248526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.712278658662027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.70748452617444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.74657639861363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.70867794741176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.6984962251789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.69064972290452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.71655345021552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24166758765772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.68582058468577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.73907935190088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.0" office:value-type="float"/>
          <table:table-cell office:value="0.72133944649668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.71633349638694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.73397401464232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.72068387795064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.72134497827017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.74331437231962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.74616575004908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.0" office:value-type="float"/>
          <table:table-cell office:value="0.64499397993412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.70354459823927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.737146821029618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.68620680651055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.70903196456777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.0" office:value-type="float"/>
          <table:table-cell office:value="0.5" office:value-type="float"/>
          <table:table-cell office:value="0.220593708412761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.68478782946615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.71557436683211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.67662528647553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.167139029566653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.69519564114695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.67987854331561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.68110845055896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.708596962059432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.71828535562461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.69093822701074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.69499255376354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.71279154737698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.65608918325021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.0" office:value-type="float"/>
          <table:table-cell office:value="0.5" office:value-type="float"/>
          <table:table-cell office:value="0.72780294356561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.67243498815353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.72355320263421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.0" office:value-type="float"/>
          <table:table-cell office:value="0.0" office:value-type="float"/>
          <table:table-cell office:value="0.62895558843777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.69332646951482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.67340200553497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.0" office:value-type="float"/>
          <table:table-cell office:value="0.69217184596473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.7131285292737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.68569805160436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.67244499282350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.713611050892928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.726789703468111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.71027944682282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6666666666666666" office:value-type="float"/>
          <table:table-cell office:value="0.0" office:value-type="float"/>
          <table:table-cell office:value="0.983333333333333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6666666666666666" office:value-type="float"/>
          <table:table-cell office:value="0.0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.169656301821224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.74396288098098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.68462345046036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.7043021851904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.69901981814996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.66260867145139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.723857142168944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.682887928667026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.6820463883562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.66083658654523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.71080632802101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.71726454139409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.69437323976815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.0" office:value-type="float"/>
          <table:table-cell office:value="0.657525878510752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.67671798703013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.68366832920359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.70797372919912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.6839196543024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.681634121748441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.71013259231380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.69069562274203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.734468785567963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.735166063014172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.0" office:value-type="float"/>
          <table:table-cell office:value="0.0" office:value-type="float"/>
          <table:table-cell office:value="0.69441082486455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.720338545243233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.7032675772635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.70959707021284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.69026282492449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.67549996078486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.70076532608449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.69857698352371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.0" office:value-type="float"/>
          <table:table-cell office:value="0.5" office:value-type="float"/>
          <table:table-cell office:value="0.228812074933278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.70619846817386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.73137552373740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.17723508071780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.71245691780992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.0" office:value-type="float"/>
          <table:table-cell office:value="0.70019041343134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.696117915043724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.669916505718209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.67655539093678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.69845718208170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.70092635397864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.6843047091346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.69748320837048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.69399399393204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.69961749705891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.70011431392819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.71253433365115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.6805736370998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.0" office:value-type="float"/>
          <table:table-cell office:value="0.5" office:value-type="float"/>
          <table:table-cell office:value="0.73799852287257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.692032982931290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.683647364805237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.69084714672790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.70788726189868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244536081737424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.72533721176276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.71489612942730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.694830950408725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.732638193422427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.231514375012937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.685080910667731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.708894643568190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.7329364685643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.71123480031011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.68789300382942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.708607264653673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.69946382484053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.67528020976254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.67925322696901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.704206306074965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.689562953176658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.69716166780640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.66180923568298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.705698400246737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.7112361583296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.73840680859882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.6829335660003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.703666048884542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.677995217638210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.68106749833696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.68781948761999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.70149565543934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.694550984833338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.0" office:value-type="float"/>
          <table:table-cell office:value="0.0" office:value-type="float"/>
          <table:table-cell office:value="0.65908345389394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.69625915962952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.74918985287145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.69326574741206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.70357868629756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.690142559994854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.685930810473105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.70713076357595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.74191293940438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.72362458211161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.715074670505286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.678463299024069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.682174613888957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.682474959994427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.67203895880739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.688498092921939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.745843972434475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.713305560869131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.63265319833145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.6591493390063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.0" office:value-type="float"/>
          <table:table-cell office:value="0.0" office:value-type="float"/>
          <table:table-cell office:value="0.65625083462184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.69354660324046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.71315717550789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.70126431035804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.674478413481896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.69116792512591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.70277254781187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.69338379125543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.693199560072157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.0" office:value-type="float"/>
          <table:table-cell office:value="0.0" office:value-type="float"/>
          <table:table-cell office:value="0.7050091982310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.0" office:value-type="float"/>
          <table:table-cell office:value="0.0" office:value-type="float"/>
          <table:table-cell office:value="0.699345432315494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.711040347531378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.713077202449790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.656889335803193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.0" office:value-type="float"/>
          <table:table-cell office:value="1.0" office:value-type="float"/>
          <table:table-cell office:value="0.18080646848270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.0" office:value-type="float"/>
          <table:table-cell office:value="0.697092250633627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.696473773767071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.688253415506392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.71634879224613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.686214289845651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.6750821503206265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.733859975594849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.702907977850449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.71400733442133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.70974484925363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.713136592093716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.24795231389718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.0" office:value-type="float"/>
          <table:table-cell office:value="0.0" office:value-type="float"/>
          <table:table-cell office:value="0.674882752249478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.713635797658645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.69226997167090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.7384667795741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.688494280179504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.702560039437095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.664489137810026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.689411337298742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.697036533999798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.730711228862575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.0" office:value-type="float"/>
          <table:table-cell office:value="0.70919635703090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.718804065619263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.722295046808800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.6838708023830059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.69650592280525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.726624527108283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.70839849416500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.6834814457702381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.675446949865461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.6630098098656192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227388412576253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.7044417511090197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.6941840076286463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.7390718194003756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.227184170291447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.712933833285894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.7240936127308018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26:41.180652</meta:creation-date>
    <dc:date>2019-05-26T11:26:41.725644</dc:date>
    <meta:generator>http://pypi.python.org/pypi/ezodf/0.1.0$Python3.6.7 (default, Oct 22 2018, 11:32:17) 
[GCC 8.2.0]</meta:generator>
    <meta:document-statistic/>
    <meta:editing-cycles>1</meta:editing-cycles>
  </office:meta>
</office:document-meta>
</file>